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2" calcext:value-type="float">
            <text:p>0.0052</text:p>
          </table:table-cell>
          <table:table-cell table:formula="of:=[.B1]/[.C1]" office:value-type="float" office:value="1.26538461538462" calcext:value-type="float">
            <text:p>1.26538461538462</text:p>
          </table:table-cell>
          <table:table-cell table:number-columns-repeated="3"/>
          <table:table-cell table:formula="of:=[.F1]/[.G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51" calcext:value-type="float">
            <text:p>0.0051</text:p>
          </table:table-cell>
          <table:table-cell table:formula="of:=[.B2]/[.C2]" office:value-type="float" office:value="1.04705882352941" calcext:value-type="float">
            <text:p>1.04705882352941</text:p>
          </table:table-cell>
          <table:table-cell table:number-columns-repeated="3"/>
          <table:table-cell table:formula="of:=[.F2]/[.G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051" calcext:value-type="float">
            <text:p>0.0051</text:p>
          </table:table-cell>
          <table:table-cell table:formula="of:=[.B3]/[.C3]" office:value-type="float" office:value="0.880392156862745" calcext:value-type="float">
            <text:p>0.880392156862745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float" office:value="0.0049" calcext:value-type="float">
            <text:p>0.0049</text:p>
          </table:table-cell>
          <table:table-cell table:formula="of:=[.F3]/[.G3]" office:value-type="float" office:value="0.918367346938776" calcext:value-type="float">
            <text:p>0.9183673469387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52" calcext:value-type="float">
            <text:p>0.0052</text:p>
          </table:table-cell>
          <table:table-cell table:formula="of:=[.B4]/[.C4]" office:value-type="float" office:value="0.765384615384615" calcext:value-type="float">
            <text:p>0.765384615384615</text:p>
          </table:table-cell>
          <table:table-cell/>
          <table:table-cell office:value-type="float" office:value="0.00394" calcext:value-type="float">
            <text:p>0.00394</text:p>
          </table:table-cell>
          <table:table-cell office:value-type="float" office:value="0.0051" calcext:value-type="float">
            <text:p>0.0051</text:p>
          </table:table-cell>
          <table:table-cell table:formula="of:=[.F4]/[.G4]" office:value-type="float" office:value="0.772549019607843" calcext:value-type="float">
            <text:p>0.7725490196078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53" calcext:value-type="float">
            <text:p>0.0053</text:p>
          </table:table-cell>
          <table:table-cell table:formula="of:=[.B5]/[.C5]" office:value-type="float" office:value="0.673584905660377" calcext:value-type="float">
            <text:p>0.673584905660377</text:p>
          </table:table-cell>
          <table:table-cell table:number-columns-repeated="3"/>
          <table:table-cell table:formula="of:=[.F5]/[.G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57" calcext:value-type="float">
            <text:p>0.0057</text:p>
          </table:table-cell>
          <table:table-cell table:formula="of:=[.B6]/[.C6]" office:value-type="float" office:value="0.57719298245614" calcext:value-type="float">
            <text:p>0.57719298245614</text:p>
          </table:table-cell>
          <table:table-cell table:number-columns-repeated="3"/>
          <table:table-cell table:formula="of:=[.F6]/[.G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7" calcext:value-type="float">
            <text:p>0.0057</text:p>
          </table:table-cell>
          <table:table-cell table:formula="of:=[.B7]/[.C7]" office:value-type="float" office:value="0.536842105263158" calcext:value-type="float">
            <text:p>0.536842105263158</text:p>
          </table:table-cell>
          <table:table-cell table:number-columns-repeated="3"/>
          <table:table-cell table:formula="of:=[.F7]/[.G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69" calcext:value-type="float">
            <text:p>0.0069</text:p>
          </table:table-cell>
          <table:table-cell table:formula="of:=[.B8]/[.C8]" office:value-type="float" office:value="0.420289855072464" calcext:value-type="float">
            <text:p>0.420289855072464</text:p>
          </table:table-cell>
          <table:table-cell table:number-columns-repeated="3"/>
          <table:table-cell table:formula="of:=[.F8]/[.G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95" calcext:value-type="float">
            <text:p>0.0095</text:p>
          </table:table-cell>
          <table:table-cell table:formula="of:=[.B9]/[.C9]" office:value-type="float" office:value="0.287368421052632" calcext:value-type="float">
            <text:p>0.287368421052632</text:p>
          </table:table-cell>
          <table:table-cell table:number-columns-repeated="3"/>
          <table:table-cell table:formula="of:=[.F9]/[.G9]" office:value-type="string" office:string-value="" calcext:value-type="error">
            <text:p>#DIV/0!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6pt" svg:x="920.21pt" svg:y="159.59pt">
            <draw:object draw:notify-on-update-of-ranges="Sheet2.B1:Sheet2.T1 Sheet2.A4:Sheet2.A4 Sheet2.B4:Sheet2.T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24.97pt" svg:y="161.12pt">
            <draw:object draw:notify-on-update-of-ranges="Sheet2.A1:Sheet2.T1 Sheet2.A2:Sheet2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62.53pt" svg:y="161.72pt">
            <draw:object draw:notify-on-update-of-ranges="Sheet2.A1:Sheet2.T1 Sheet2.A3:Sheet2.T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9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00519709038051753" calcext:value-type="float">
            <text:p>0.005197090380518</text:p>
          </table:table-cell>
          <table:table-cell office:value-type="float" office:value="0.00551584367571797" calcext:value-type="float">
            <text:p>0.005515843675718</text:p>
          </table:table-cell>
          <table:table-cell office:value-type="float" office:value="0.00521794287538109" calcext:value-type="float">
            <text:p>0.005217942875381</text:p>
          </table:table-cell>
          <table:table-cell office:value-type="float" office:value="0.00480232161700437" calcext:value-type="float">
            <text:p>0.004802321617004</text:p>
          </table:table-cell>
          <table:table-cell office:value-type="float" office:value="0.00451457071182649" calcext:value-type="float">
            <text:p>0.004514570711826</text:p>
          </table:table-cell>
          <table:table-cell office:value-type="float" office:value="0.00420741067968184" calcext:value-type="float">
            <text:p>0.004207410679682</text:p>
          </table:table-cell>
          <table:table-cell office:value-type="float" office:value="0.00397657615319967" calcext:value-type="float">
            <text:p>0.0039765761532</text:p>
          </table:table-cell>
          <table:table-cell office:value-type="float" office:value="0.00377926640269098" calcext:value-type="float">
            <text:p>0.003779266402691</text:p>
          </table:table-cell>
          <table:table-cell office:value-type="float" office:value="0.00360395031944961" calcext:value-type="float">
            <text:p>0.00360395031945</text:p>
          </table:table-cell>
          <table:table-cell office:value-type="float" office:value="0.00345649108411392" calcext:value-type="float">
            <text:p>0.003456491084114</text:p>
          </table:table-cell>
          <table:table-cell office:value-type="float" office:value="0.00331875983804424" calcext:value-type="float">
            <text:p>0.003318759838044</text:p>
          </table:table-cell>
          <table:table-cell office:value-type="float" office:value="0.00319119853644397" calcext:value-type="float">
            <text:p>0.003191198536444</text:p>
          </table:table-cell>
          <table:table-cell office:value-type="float" office:value="0.00307560918609184" calcext:value-type="float">
            <text:p>0.003075609186092</text:p>
          </table:table-cell>
          <table:table-cell office:value-type="float" office:value="0.00297771210358028" calcext:value-type="float">
            <text:p>0.00297771210358</text:p>
          </table:table-cell>
          <table:table-cell office:value-type="float" office:value="0.00289990293184977" calcext:value-type="float">
            <text:p>0.00289990293185</text:p>
          </table:table-cell>
          <table:table-cell office:value-type="float" office:value="0.00282008483605358" calcext:value-type="float">
            <text:p>0.002820084836054</text:p>
          </table:table-cell>
          <table:table-cell office:value-type="float" office:value="0.00274058327581866" calcext:value-type="float">
            <text:p>0.002740583275819</text:p>
          </table:table-cell>
          <table:table-cell office:value-type="float" office:value="0.00267411763257977" calcext:value-type="float">
            <text:p>0.00267411763258</text:p>
          </table:table-cell>
          <table:table-cell office:value-type="float" office:value="0.00261278077695378" calcext:value-type="float">
            <text:p>0.002612780776954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0.00566500431553404" calcext:value-type="float">
            <text:p>0.005665004315534</text:p>
          </table:table-cell>
          <table:table-cell office:value-type="float" office:value="0.00536935821889593" calcext:value-type="float">
            <text:p>0.005369358218896</text:p>
          </table:table-cell>
          <table:table-cell office:value-type="float" office:value="0.00527934503762808" calcext:value-type="float">
            <text:p>0.005279345037628</text:p>
          </table:table-cell>
          <table:table-cell office:value-type="float" office:value="0.00512492305437406" calcext:value-type="float">
            <text:p>0.005124923054374</text:p>
          </table:table-cell>
          <table:table-cell office:value-type="float" office:value="0.00511274009987951" calcext:value-type="float">
            <text:p>0.00511274009988</text:p>
          </table:table-cell>
          <table:table-cell office:value-type="float" office:value="0.0050024334197389" calcext:value-type="float">
            <text:p>0.005002433419739</text:p>
          </table:table-cell>
          <table:table-cell office:value-type="float" office:value="0.00516954433085165" calcext:value-type="float">
            <text:p>0.005169544330852</text:p>
          </table:table-cell>
          <table:table-cell office:value-type="float" office:value="0.00524257987160464" calcext:value-type="float">
            <text:p>0.005242579871605</text:p>
          </table:table-cell>
          <table:table-cell office:value-type="float" office:value="0.00537565081150554" calcext:value-type="float">
            <text:p>0.005375650811506</text:p>
          </table:table-cell>
          <table:table-cell office:value-type="float" office:value="0.0056007332004218" calcext:value-type="float">
            <text:p>0.005600733200422</text:p>
          </table:table-cell>
          <table:table-cell office:value-type="float" office:value="0.00574463877836177" calcext:value-type="float">
            <text:p>0.005744638778362</text:p>
          </table:table-cell>
          <table:table-cell office:value-type="float" office:value="0.00568537757444385" calcext:value-type="float">
            <text:p>0.005685377574444</text:p>
          </table:table-cell>
          <table:table-cell office:value-type="float" office:value="0.00575283011185498" calcext:value-type="float">
            <text:p>0.005752830111855</text:p>
          </table:table-cell>
          <table:table-cell office:value-type="float" office:value="0.00593291686634425" calcext:value-type="float">
            <text:p>0.005932916866344</text:p>
          </table:table-cell>
          <table:table-cell office:value-type="float" office:value="0.00632075205553995" calcext:value-type="float">
            <text:p>0.00632075205554</text:p>
          </table:table-cell>
          <table:table-cell office:value-type="float" office:value="0.00685508890467454" calcext:value-type="float">
            <text:p>0.006855088904675</text:p>
          </table:table-cell>
          <table:table-cell office:value-type="float" office:value="0.00784685363738201" calcext:value-type="float">
            <text:p>0.007846853637382</text:p>
          </table:table-cell>
          <table:table-cell office:value-type="float" office:value="0.00947766824558096" calcext:value-type="float">
            <text:p>0.009477668245581</text:p>
          </table:table-cell>
          <table:table-cell office:value-type="float" office:value="0.0135209697556454" calcext:value-type="float">
            <text:p>0.013520969755645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0.917402722230336" calcext:value-type="float">
            <text:p>0.917402722230336</text:p>
          </table:table-cell>
          <table:table-cell office:value-type="float" office:value="1.02728174408378" calcext:value-type="float">
            <text:p>1.02728174408378</text:p>
          </table:table-cell>
          <table:table-cell office:value-type="float" office:value="0.98836935987147" calcext:value-type="float">
            <text:p>0.98836935987147</text:p>
          </table:table-cell>
          <table:table-cell office:value-type="float" office:value="0.937052432993242" calcext:value-type="float">
            <text:p>0.937052432993242</text:p>
          </table:table-cell>
          <table:table-cell office:value-type="float" office:value="0.883004147215088" calcext:value-type="float">
            <text:p>0.883004147215088</text:p>
          </table:table-cell>
          <table:table-cell office:value-type="float" office:value="0.841072799306032" calcext:value-type="float">
            <text:p>0.841072799306032</text:p>
          </table:table-cell>
          <table:table-cell office:value-type="float" office:value="0.769231463877312" calcext:value-type="float">
            <text:p>0.769231463877312</text:p>
          </table:table-cell>
          <table:table-cell office:value-type="float" office:value="0.720879127309171" calcext:value-type="float">
            <text:p>0.720879127309171</text:p>
          </table:table-cell>
          <table:table-cell office:value-type="float" office:value="0.67042120960239" calcext:value-type="float">
            <text:p>0.67042120960239</text:p>
          </table:table-cell>
          <table:table-cell office:value-type="float" office:value="0.617149748153261" calcext:value-type="float">
            <text:p>0.617149748153261</text:p>
          </table:table-cell>
          <table:table-cell office:value-type="float" office:value="0.577714276926332" calcext:value-type="float">
            <text:p>0.577714276926332</text:p>
          </table:table-cell>
          <table:table-cell office:value-type="float" office:value="0.561299314717218" calcext:value-type="float">
            <text:p>0.561299314717218</text:p>
          </table:table-cell>
          <table:table-cell office:value-type="float" office:value="0.534625415020316" calcext:value-type="float">
            <text:p>0.534625415020316</text:p>
          </table:table-cell>
          <table:table-cell office:value-type="float" office:value="0.501896819163604" calcext:value-type="float">
            <text:p>0.501896819163604</text:p>
          </table:table-cell>
          <table:table-cell office:value-type="float" office:value="0.458790806278833" calcext:value-type="float">
            <text:p>0.458790806278833</text:p>
          </table:table-cell>
          <table:table-cell office:value-type="float" office:value="0.411385596200006" calcext:value-type="float">
            <text:p>0.411385596200006</text:p>
          </table:table-cell>
          <table:table-cell office:value-type="float" office:value="0.349258875272333" calcext:value-type="float">
            <text:p>0.349258875272333</text:p>
          </table:table-cell>
          <table:table-cell office:value-type="float" office:value="0.282149318090617" calcext:value-type="float">
            <text:p>0.282149318090617</text:p>
          </table:table-cell>
          <table:table-cell office:value-type="float" office:value="0.193239155487561" calcext:value-type="float">
            <text:p>0.193239155487561</text:p>
          </table:table-cell>
        </table:table-row>
      </table:table>
      <table:named-expressions/>
      <table:database-ranges>
        <table:database-range table:name="__Anonymous_DB__1" table:target-range-address="Sheet2.B1:Sheet2.T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09:33:11.64385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33:19.444995418</meta:creation-date>
    <meta:editing-duration>PT8M36S</meta:editing-duration>
    <meta:editing-cycles>2</meta:editing-cycles>
    <meta:generator>LibreOffice/5.4.7.2$Linux_X86_64 LibreOffice_project/c838ef25c16710f8838b1faec480ebba495259d0</meta:generator>
    <dc:date>2020-02-12T09:41:47.958407082</dc:date>
    <meta:document-statistic meta:table-count="2" meta:cell-count="1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93cm" svg:y="4.204cm" style:legend-expansion="high" chart:style-name="ch2"/>
        <chart:plot-area chart:style-name="ch3" table:cell-range-address="Sheet2.B1:Sheet2.T1 Sheet2.A4:Sheet2.T4" chart:data-source-has-labels="both" svg:x="0.319cm" svg:y="0.18cm" svg:width="13.355cm" svg:height="8.646cm">
          <chartooo:coordinate-region svg:x="1.046cm" svg:y="0.38cm" svg:width="12.296cm" svg:height="7.799cm"/>
          <chart:axis chart:dimension="x" chart:name="primary-x" chart:style-name="ch4" chartooo:axis-type="auto">
            <chartooo:date-scale/>
            <chart:categories table:cell-range-address="Sheet2.B1:Sheet2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T4" chart:label-cell-address="Sheet2.A4:Sheet2.A4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2.B1:Sheet2.T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header-rows>
          <table:table-rows>
            <table:table-row>
              <table:table-cell office:value-type="string">
                <text:p>ratio</text:p>
                <draw:g>
                  <svg:desc>Sheet2.A4:Sheet2.A4</svg:desc>
                </draw:g>
              </table:table-cell>
              <table:table-cell office:value-type="float" office:value="0.917402722230336">
                <text:p>0.917402722230336</text:p>
                <draw:g>
                  <svg:desc>Sheet2.B4:Sheet2.T4</svg:desc>
                </draw:g>
              </table:table-cell>
              <table:table-cell office:value-type="float" office:value="1.02728174408378">
                <text:p>1.02728174408378</text:p>
              </table:table-cell>
              <table:table-cell office:value-type="float" office:value="0.98836935987147">
                <text:p>0.98836935987147</text:p>
              </table:table-cell>
              <table:table-cell office:value-type="float" office:value="0.937052432993242">
                <text:p>0.937052432993242</text:p>
              </table:table-cell>
              <table:table-cell office:value-type="float" office:value="0.883004147215088">
                <text:p>0.883004147215088</text:p>
              </table:table-cell>
              <table:table-cell office:value-type="float" office:value="0.841072799306032">
                <text:p>0.841072799306032</text:p>
              </table:table-cell>
              <table:table-cell office:value-type="float" office:value="0.769231463877312">
                <text:p>0.769231463877312</text:p>
              </table:table-cell>
              <table:table-cell office:value-type="float" office:value="0.720879127309171">
                <text:p>0.720879127309171</text:p>
              </table:table-cell>
              <table:table-cell office:value-type="float" office:value="0.67042120960239">
                <text:p>0.67042120960239</text:p>
              </table:table-cell>
              <table:table-cell office:value-type="float" office:value="0.617149748153261">
                <text:p>0.617149748153261</text:p>
              </table:table-cell>
              <table:table-cell office:value-type="float" office:value="0.577714276926332">
                <text:p>0.577714276926332</text:p>
              </table:table-cell>
              <table:table-cell office:value-type="float" office:value="0.561299314717218">
                <text:p>0.561299314717218</text:p>
              </table:table-cell>
              <table:table-cell office:value-type="float" office:value="0.534625415020316">
                <text:p>0.534625415020316</text:p>
              </table:table-cell>
              <table:table-cell office:value-type="float" office:value="0.501896819163604">
                <text:p>0.501896819163604</text:p>
              </table:table-cell>
              <table:table-cell office:value-type="float" office:value="0.458790806278833">
                <text:p>0.458790806278833</text:p>
              </table:table-cell>
              <table:table-cell office:value-type="float" office:value="0.411385596200006">
                <text:p>0.411385596200006</text:p>
              </table:table-cell>
              <table:table-cell office:value-type="float" office:value="0.349258875272333">
                <text:p>0.349258875272333</text:p>
              </table:table-cell>
              <table:table-cell office:value-type="float" office:value="0.282149318090617">
                <text:p>0.282149318090617</text:p>
              </table:table-cell>
              <table:table-cell office:value-type="float" office:value="0.193239155487561">
                <text:p>0.193239155487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01cm" svg:y="4.204cm" style:legend-expansion="high" chart:style-name="ch2"/>
        <chart:plot-area chart:style-name="ch3" table:cell-range-address="Sheet2.A1:Sheet2.T2" chart:data-source-has-labels="row" svg:x="0.319cm" svg:y="0.18cm" svg:width="13.063cm" svg:height="8.646cm">
          <chartooo:coordinate-region svg:x="1.417cm" svg:y="0.18cm" svg:width="11.826cm" svg:height="7.336cm"/>
          <chart:axis chart:dimension="x" chart:name="primary-x" chart:style-name="ch4" chartooo:axis-type="auto">
            <chartooo:date-scale/>
            <chart:categories table:cell-range-address="Sheet2.A1:Sheet2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T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</text:p>
                <draw:g>
                  <svg:desc>Sheet2.A1:Sheet2.T1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A2:Sheet2.T2</svg:desc>
                </draw:g>
              </table:table-cell>
              <table:table-cell office:value-type="float" office:value="0.00519709038051753">
                <text:p>0.00519709038051753</text:p>
              </table:table-cell>
              <table:table-cell office:value-type="float" office:value="0.00551584367571797">
                <text:p>0.00551584367571797</text:p>
              </table:table-cell>
              <table:table-cell office:value-type="float" office:value="0.00521794287538109">
                <text:p>0.00521794287538109</text:p>
              </table:table-cell>
              <table:table-cell office:value-type="float" office:value="0.00480232161700437">
                <text:p>0.00480232161700437</text:p>
              </table:table-cell>
              <table:table-cell office:value-type="float" office:value="0.00451457071182649">
                <text:p>0.00451457071182649</text:p>
              </table:table-cell>
              <table:table-cell office:value-type="float" office:value="0.00420741067968184">
                <text:p>0.00420741067968184</text:p>
              </table:table-cell>
              <table:table-cell office:value-type="float" office:value="0.00397657615319967">
                <text:p>0.00397657615319967</text:p>
              </table:table-cell>
              <table:table-cell office:value-type="float" office:value="0.00377926640269098">
                <text:p>0.00377926640269098</text:p>
              </table:table-cell>
              <table:table-cell office:value-type="float" office:value="0.00360395031944961">
                <text:p>0.00360395031944961</text:p>
              </table:table-cell>
              <table:table-cell office:value-type="float" office:value="0.00345649108411392">
                <text:p>0.00345649108411392</text:p>
              </table:table-cell>
              <table:table-cell office:value-type="float" office:value="0.00331875983804424">
                <text:p>0.00331875983804424</text:p>
              </table:table-cell>
              <table:table-cell office:value-type="float" office:value="0.00319119853644397">
                <text:p>0.00319119853644397</text:p>
              </table:table-cell>
              <table:table-cell office:value-type="float" office:value="0.00307560918609184">
                <text:p>0.00307560918609184</text:p>
              </table:table-cell>
              <table:table-cell office:value-type="float" office:value="0.00297771210358028">
                <text:p>0.00297771210358028</text:p>
              </table:table-cell>
              <table:table-cell office:value-type="float" office:value="0.00289990293184977">
                <text:p>0.00289990293184977</text:p>
              </table:table-cell>
              <table:table-cell office:value-type="float" office:value="0.00282008483605358">
                <text:p>0.00282008483605358</text:p>
              </table:table-cell>
              <table:table-cell office:value-type="float" office:value="0.00274058327581866">
                <text:p>0.00274058327581866</text:p>
              </table:table-cell>
              <table:table-cell office:value-type="float" office:value="0.00267411763257977">
                <text:p>0.00267411763257977</text:p>
              </table:table-cell>
              <table:table-cell office:value-type="float" office:value="0.00261278077695378">
                <text:p>0.00261278077695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c838ef25c16710f8838b1faec480ebba495259d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2.A1:Sheet2.T1 Sheet2.A3:Sheet2.T3" chart:data-source-has-labels="row" svg:x="0.32cm" svg:y="0.18cm" svg:width="13.063cm" svg:height="8.64cm">
          <chartooo:coordinate-region svg:x="1.418cm" svg:y="0.18cm" svg:width="11.826cm" svg:height="7.331cm"/>
          <chart:axis chart:dimension="x" chart:name="primary-x" chart:style-name="ch4" chartooo:axis-type="auto">
            <chartooo:date-scale/>
            <chart:categories table:cell-range-address="Sheet2.A1:Sheet2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A3:Sheet2.T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</text:p>
                <draw:g>
                  <svg:desc>Sheet2.A1:Sheet2.T1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A3:Sheet2.T3</svg:desc>
                </draw:g>
              </table:table-cell>
              <table:table-cell office:value-type="float" office:value="0.00566500431553404">
                <text:p>0.00566500431553404</text:p>
              </table:table-cell>
              <table:table-cell office:value-type="float" office:value="0.00536935821889593">
                <text:p>0.00536935821889593</text:p>
              </table:table-cell>
              <table:table-cell office:value-type="float" office:value="0.00527934503762808">
                <text:p>0.00527934503762808</text:p>
              </table:table-cell>
              <table:table-cell office:value-type="float" office:value="0.00512492305437406">
                <text:p>0.00512492305437406</text:p>
              </table:table-cell>
              <table:table-cell office:value-type="float" office:value="0.00511274009987951">
                <text:p>0.00511274009987951</text:p>
              </table:table-cell>
              <table:table-cell office:value-type="float" office:value="0.0050024334197389">
                <text:p>0.0050024334197389</text:p>
              </table:table-cell>
              <table:table-cell office:value-type="float" office:value="0.00516954433085165">
                <text:p>0.00516954433085165</text:p>
              </table:table-cell>
              <table:table-cell office:value-type="float" office:value="0.00524257987160464">
                <text:p>0.00524257987160464</text:p>
              </table:table-cell>
              <table:table-cell office:value-type="float" office:value="0.00537565081150554">
                <text:p>0.00537565081150554</text:p>
              </table:table-cell>
              <table:table-cell office:value-type="float" office:value="0.0056007332004218">
                <text:p>0.0056007332004218</text:p>
              </table:table-cell>
              <table:table-cell office:value-type="float" office:value="0.00574463877836177">
                <text:p>0.00574463877836177</text:p>
              </table:table-cell>
              <table:table-cell office:value-type="float" office:value="0.00568537757444385">
                <text:p>0.00568537757444385</text:p>
              </table:table-cell>
              <table:table-cell office:value-type="float" office:value="0.00575283011185498">
                <text:p>0.00575283011185498</text:p>
              </table:table-cell>
              <table:table-cell office:value-type="float" office:value="0.00593291686634425">
                <text:p>0.00593291686634425</text:p>
              </table:table-cell>
              <table:table-cell office:value-type="float" office:value="0.00632075205553995">
                <text:p>0.00632075205553995</text:p>
              </table:table-cell>
              <table:table-cell office:value-type="float" office:value="0.00685508890467454">
                <text:p>0.00685508890467454</text:p>
              </table:table-cell>
              <table:table-cell office:value-type="float" office:value="0.00784685363738201">
                <text:p>0.00784685363738201</text:p>
              </table:table-cell>
              <table:table-cell office:value-type="float" office:value="0.00947766824558096">
                <text:p>0.00947766824558096</text:p>
              </table:table-cell>
              <table:table-cell office:value-type="float" office:value="0.0135209697556454">
                <text:p>0.0135209697556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c838ef25c16710f8838b1faec480ebba495259d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